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0000" draw:auto-grow-height="false" fo:min-height="0.749cm" fo:min-width="0.499cm" fo:wrap-option="no-wrap"/>
    </style:style>
    <style:style style:name="gr5" style:family="graphic" style:parent-style-name="standard">
      <style:graphic-properties draw:fill="solid" draw:fill-color="#00ff00" draw:auto-grow-height="false" fo:min-height="0.749cm" fo:min-width="0.499cm" fo:wrap-option="no-wrap"/>
    </style:style>
    <style:style style:name="gr6" style:family="graphic" style:parent-style-name="standard">
      <style:graphic-properties draw:fill="solid" draw:fill-color="#0000ff" draw:auto-grow-height="false" fo:min-height="0.749cm" fo:min-width="0.499cm" fo:wrap-option="no-wrap"/>
    </style:style>
    <style:style style:name="gr7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fill="solid" draw:fill-color="#ffff00" draw:auto-grow-height="false" fo:min-height="0.749cm" fo:min-width="0.499cm" fo:wrap-option="no-wrap"/>
    </style:style>
    <style:style style:name="gr10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-33% 58%" fo:font-family="Symbol" style:font-family-generic="roman" style:font-pitch="variable" style:font-charset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7" draw:layer="layout" svg:width="2.54cm" svg:height="1.27cm" svg:x="1.635cm" svg:y="5.445cm">
          <text:p text:style-name="P1">feed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54cm" svg:height="1.27cm" svg:x="1.635cm" svg:y="3.54cm">
          <text:p text:style-name="P1">feed<text:span text:style-name="T1">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1" draw:id="id2" draw:layer="layout" svg:width="3.81cm" svg:height="6.985cm" svg:x="6.08cm" svg:y="2.27cm">
          <text:p text:style-name="P1">NewsPet</text:p>
        </draw:rect>
        <draw:connector draw:style-name="gr3" draw:text-style-name="P1" draw:layer="layout" draw:type="line" svg:x1="4.175cm" svg:y1="4.175cm" svg:x2="6.08cm" svg:y2="5.762cm" draw:start-shape="id1" draw:start-glue-point="1" draw:end-shape="id2" svg:d="m4175 4175 1905 1587">
          <text:p/>
        </draw:connector>
        <draw:connector draw:style-name="gr3" draw:text-style-name="P1" draw:layer="layout" draw:type="line" svg:x1="4.175cm" svg:y1="8.835cm" svg:x2="6.08cm" svg:y2="5.762cm" draw:start-shape="id3" draw:start-glue-point="1" draw:end-shape="id2" draw:end-glue-point="3" svg:d="m4175 8835 1905-3073">
          <text:p/>
        </draw:connector>
        <draw:custom-shape draw:style-name="gr4" draw:id="id4" draw:layer="layout" svg:width="3.81cm" svg:height="1.27cm" svg:x="12.43cm" svg:y="1.635cm">
          <text:p>category<text:span text:style-name="T1">A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id="id5" draw:layer="layout" svg:width="3.81cm" svg:height="1.27cm" svg:x="12.43cm" svg:y="3.54cm">
          <text:p>category<text:span text:style-name="T1">B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6" draw:id="id6" draw:layer="layout" svg:width="3.81cm" svg:height="1.27cm" svg:x="12.43cm" svg:y="5.445cm">
          <text:p>category<text:span text:style-name="T1">C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1" draw:layer="layout" draw:type="line" svg:x1="9.89cm" svg:y1="5.762cm" svg:x2="12.43cm" svg:y2="2.27cm" draw:start-shape="id2" draw:start-glue-point="1" draw:end-shape="id4" draw:end-glue-point="3" svg:d="m9890 5762 2540-3492">
          <text:p/>
        </draw:connector>
        <draw:connector draw:style-name="gr3" draw:text-style-name="P1" draw:layer="layout" draw:type="line" svg:x1="9.89cm" svg:y1="5.762cm" svg:x2="12.43cm" svg:y2="4.175cm" draw:start-shape="id2" draw:start-glue-point="1" draw:end-shape="id5" svg:d="m9890 5762 2540-1587">
          <text:p/>
        </draw:connector>
        <draw:connector draw:style-name="gr3" draw:text-style-name="P1" draw:layer="layout" draw:type="line" svg:x1="9.89cm" svg:y1="5.762cm" svg:x2="12.43cm" svg:y2="6.08cm" draw:start-shape="id2" draw:start-glue-point="1" draw:end-shape="id6" draw:end-glue-point="3" svg:d="m9890 5762 2540 318">
          <text:p/>
        </draw:connector>
        <draw:custom-shape draw:style-name="gr7" draw:id="id9" draw:layer="layout" svg:width="3.81cm" svg:height="1.27cm" svg:x="12.43cm" svg:y="10.525cm">
          <text:p>trash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8" draw:layer="layout" svg:width="1.905cm" svg:height="1.27cm" draw:transform="rotate (-1.57620684747697) translate (3.55cm 7.036cm)">
          <draw:text-box>
            <text:p>...</text:p>
          </draw:text-box>
        </draw:frame>
        <draw:custom-shape draw:style-name="gr1" draw:text-style-name="P1" draw:id="id3" draw:layer="layout" svg:width="2.54cm" svg:height="1.27cm" svg:x="1.635cm" svg:y="8.2cm">
          <text:p text:style-name="P1">feed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175cm" svg:y1="6.08cm" svg:x2="6.081cm" svg:y2="5.763cm" draw:start-shape="id7" svg:d="m4175 6080 1906-317">
          <text:p/>
        </draw:connector>
        <draw:frame draw:style-name="gr8" draw:layer="layout" svg:width="1.905cm" svg:height="1.27cm" draw:transform="rotate (-1.57620684747697) translate (14.97cm 6.922cm)">
          <draw:text-box>
            <text:p>...</text:p>
          </draw:text-box>
        </draw:frame>
        <draw:custom-shape draw:style-name="gr9" draw:id="id8" draw:layer="layout" svg:width="3.81cm" svg:height="1.27cm" svg:x="12.43cm" svg:y="7.985cm">
          <text:p>category<text:span text:style-name="T2">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" draw:text-style-name="P1" draw:layer="layout" draw:type="line" svg:x1="9.89cm" svg:y1="5.762cm" svg:x2="12.43cm" svg:y2="8.62cm" draw:start-shape="id2" draw:start-glue-point="1" draw:end-shape="id8" draw:end-glue-point="3" svg:d="m9890 5762 2540 2858">
          <text:p/>
        </draw:connector>
        <draw:connector draw:style-name="gr3" draw:text-style-name="P1" draw:layer="layout" draw:type="line" svg:x1="9.89cm" svg:y1="5.762cm" svg:x2="12.43cm" svg:y2="11.16cm" draw:start-shape="id2" draw:start-glue-point="1" draw:end-shape="id9" draw:end-glue-point="3" svg:d="m9890 5762 2540 5398">
          <text:p/>
        </draw:connector>
        <draw:frame draw:style-name="gr10" draw:layer="layout" svg:width="3.81cm" svg:height="2.155cm" svg:x="1cm" svg:y="2.27cm">
          <draw:text-box>
            <text:p>RSS fee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Fulker</meta:initial-creator>
    <meta:creation-date>2008-11-13T17:48:54.81</meta:creation-date>
    <dc:date>2008-11-13T18:42:25.68</dc:date>
    <dc:creator>Michael Fulker</dc:creator>
    <meta:editing-duration>PT00H08M10S</meta:editing-duration>
    <meta:editing-cycles>1</meta:editing-cycles>
    <meta:document-statistic meta:object-count="20"/>
    <meta:generator>OpenOffice.org/3.0$Win32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